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weight="normal" officeooo:paragraph-rsid="00167635"/>
    </style:style>
    <style:style style:name="P3" style:family="paragraph" style:parent-style-name="Text_20_body">
      <style:paragraph-properties fo:text-align="justify" style:justify-single-word="false"/>
      <style:text-properties fo:font-weight="normal" officeooo:paragraph-rsid="00167635"/>
    </style:style>
    <style:style style:name="P4" style:family="paragraph" style:parent-style-name="Text_20_body">
      <style:text-properties fo:font-size="14pt" style:text-underline-style="solid" style:text-underline-width="auto" style:text-underline-color="font-color" fo:font-weight="bold" officeooo:paragraph-rsid="00167635" style:font-size-asian="14pt" style:font-weight-asian="bold" style:font-size-complex="14pt" style:font-weight-complex="bold"/>
    </style:style>
    <style:style style:name="P5" style:family="paragraph" style:parent-style-name="Text_20_body">
      <style:text-properties officeooo:rsid="0017755b" officeooo:paragraph-rsid="0017755b"/>
    </style:style>
    <style:style style:name="P6" style:family="paragraph" style:parent-style-name="Text_20_body">
      <style:text-properties officeooo:rsid="00197122" officeooo:paragraph-rsid="00197122"/>
    </style:style>
    <style:style style:name="P7" style:family="paragraph" style:parent-style-name="Text_20_body">
      <style:text-properties officeooo:rsid="001bba69" officeooo:paragraph-rsid="001bba69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in" fo:margin-bottom="0in" style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in" fo:margin-bottom="0in" style:contextual-spacing="false" fo:line-height="16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67635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solid" style:text-underline-width="auto" style:text-underline-color="font-color" fo:font-weight="bold" officeooo:paragraph-rsid="00167635" style:text-blinking="false" fo:background-color="transparent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.25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font-name="Arial" fo:font-size="11.25pt" fo:font-style="normal" style:text-underline-style="solid" style:text-underline-width="auto" style:text-underline-color="font-color" fo:font-weight="bold" fo:background-color="transparent"/>
    </style:style>
    <style:style style:name="P21" style:family="paragraph" style:parent-style-name="Text_20_body">
      <style:paragraph-properties fo:margin-top="0in" fo:margin-bottom="0in" style:contextual-spacing="false" fo:line-height="165%" fo:text-align="justify" style:justify-single-word="false" style:writing-mode="lr-tb"/>
      <style:text-properties fo:font-variant="normal" fo:text-transform="none" fo:color="#000000" style:font-name="Arial" fo:font-size="14.25pt" fo:font-style="normal" style:text-underline-style="solid" style:text-underline-width="auto" style:text-underline-color="font-color" fo:font-weight="bold" fo:background-color="transparent"/>
    </style:style>
    <style:style style:name="P2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font-name="Arial" fo:font-size="14.25pt" fo:font-style="normal" style:text-underline-style="solid" style:text-underline-width="auto" style:text-underline-color="font-color" fo:font-weight="bold" fo:background-color="transparent"/>
    </style:style>
    <style:style style:name="P23" style:family="paragraph" style:parent-style-name="Text_20_body">
      <style:paragraph-properties fo:margin-top="0in" fo:margin-bottom="0in" style:contextual-spacing="false" fo:line-height="138%" style:writing-mode="lr-tb"/>
      <style:text-properties fo:font-weight="normal"/>
    </style:style>
    <style:style style:name="P24" style:family="paragraph" style:parent-style-name="Text_20_body">
      <style:paragraph-properties fo:margin-top="0in" fo:margin-bottom="0in" style:contextual-spacing="false" fo:line-height="165%" style:writing-mode="lr-tb"/>
      <style:text-properties fo:font-weight="normal"/>
    </style:style>
    <style:style style:name="P25" style:family="paragraph" style:parent-style-name="Text_20_body">
      <style:paragraph-properties fo:margin-top="0in" fo:margin-bottom="0in" style:contextual-spacing="false" fo:line-height="165%" fo:text-align="justify" style:justify-single-word="false" style:writing-mode="lr-tb"/>
      <style:text-properties fo:font-weight="normal"/>
    </style:style>
    <style:style style:name="T1" style:family="text">
      <style:text-properties fo:font-variant="normal" fo:text-transform="none" fo:color="#000000" style:font-name="Arial" fo:font-size="14.25pt" fo:font-style="normal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.25pt" fo:font-style="normal" style:text-underline-style="none" style:text-blinking="false" fo:background-color="transparent" loext:char-shading-value="0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67635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167635" style:font-size-asian="14pt" style:font-weight-asian="bold" style:font-size-complex="14pt" style:font-weight-complex="bold"/>
    </style:style>
    <style:style style:name="T9" style:family="text">
      <style:text-properties fo:font-size="12pt" style:text-underline-style="none" fo:font-weight="normal" officeooo:rsid="0017755b" style:font-size-asian="12pt" style:font-weight-asian="normal" style:font-size-complex="12pt" style:font-weight-complex="normal"/>
    </style:style>
    <style:style style:name="T10" style:family="text">
      <style:text-properties officeooo:rsid="001bba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docs-internal-guid-e044f572-226f-4e5b-c8f5-2755625bcf2f"/>Índice</text:p>
      <text:p text:style-name="P10">Hipótesis y Aclaraciones Globales……………...........................................................................</text:p>
      <text:p text:style-name="P10">Problemas Relevantes……........................................................................................................</text:p>
      <text:p text:style-name="P10">Archivo README.. ....................................................................................................................</text:p>
      <text:p text:style-name="P10">Hoja de ruta de prueba “camino feliz” .......................................................................................</text:p>
      <text:p text:style-name="P10">Listado de Nuevas Funciones y/o Comandos Auxiliares….....................................................</text:p>
      <text:p text:style-name="P10">Listado de DATOS…………………………………………………………………………………....</text:p>
      <text:p text:style-name="P10">Listado de Nuevos Archivos………………………………………………………………………..</text:p>
      <text:p text:style-name="P10">Apéndice...............................................................................................................................</text:p>
      <text:p text:style-name="P10">Enunciado – Tema H……........................................................................................................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/text:p>
      <text:p text:style-name="P23"><text:span text:style-name="T1">Hipótesis y aclaraciones globales</text:span><text:span text:style-name="T2">:</text:span></text:p>
      <text:p text:style-name="P10">- Supusimos que los nombres de los directorios no contienen espacios.</text:p>
      <text:p text:style-name="P8">- Para la gestión actual se considera válida cualquier fecha mayor a la inicial. La gestión actual se identifica por tener NULL en el tercer componente del csv.</text:p>
      <text:p text:style-name="P1"><text:line-break/><text:line-break/><text:line-break/><text:line-break/></text:p>
      <text:p text:style-name="P24"><text:span text:style-name="T1">Problemas relevantes</text:span><text:span text:style-name="T2">:</text:span>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/text:p>
      <text:p text:style-name="P24"><text:span text:style-name="T1">Archivo README</text:span><text:span text:style-name="T2">:</text:span></text:p>
      <text:p text:style-name="Text_20_body"/>
      <text:p text:style-name="P9">#################################################################################</text:p>
      <text:p text:style-name="P9">FIUBA - 75.08 - Sistemas Operativos - Primer Cuatrimestre 2015</text:p>
      <text:p text:style-name="P9">GRUPO N° 4</text:p>
      <text:p text:style-name="P9"># Aller, Juan Maria</text:p>
      <text:p text:style-name="P9"># Arroyo, Hernan</text:p>
      <text:p text:style-name="P9"># de Valais, Ezequiel</text:p>
      <text:p text:style-name="P9"># Grillo, Ezequiel</text:p>
      <text:p text:style-name="P9"># Nery, Francisco</text:p>
      <text:p text:style-name="P9"># Solotun, Roberto</text:p>
      <text:p text:style-name="P9">#################################################################################</text:p>
      <text:p text:style-name="P9"><text:soft-page-break/>Pasos a seguir en la instalación y ejecución del programa SisProH</text:p>
      <text:p text:style-name="P9">#################################################################################</text:p>
      <text:p text:style-name="P9">1- Insertar el dispositivo de almacenamiento con el contenido del tp (pen drive, cd, etc).</text:p>
      <text:p text:style-name="P9">2- Ubicarse en el directorio donde se desea instalar el programa.</text:p>
      <text:p text:style-name="P9">3- Copiar el archivo Grupo4H.tar.gz en el directorio mencionado anteriormente.</text:p>
      <text:p text:style-name="P9">4- Descomprimir el archivo Grupo4H.tar.gz</text:p>
      <text:p text:style-name="P9">5- Para instalar el programa, se deberá ir a la ruta de esta carpeta base mediante la consola y ejecutar el instalador:</text:p>
      <text:p text:style-name="Text_20_body"/>
      <text:p text:style-name="P9">$ cd [ruta_programa]</text:p>
      <text:p text:style-name="P9">$ cd Grupo4H</text:p>
      <text:p text:style-name="P9">$ sh InsPro.sh</text:p>
      <text:p text:style-name="Text_20_body"/>
      <text:p text:style-name="P9">6- Luego de haber seguido los pasos indicados en el instalador, si este finalizó correctamente, se habrán creado varias carpetas útiles . Para el funcionamiento correcto del programa (no se debe cambiar su nombre en ningún momento, de surgir algún problema se recomienda reinstalar el programa y comenzar de nuevo).</text:p>
      <text:p text:style-name="P9">7- Dirigirse a la carpeta definida para los ejecutables (por defecto /bin):</text:p>
      <text:p text:style-name="Text_20_body"/>
      <text:p text:style-name="P9">$ cd bin</text:p>
      <text:p text:style-name="Text_20_body"/>
      <text:p text:style-name="P9">8- Correr con punto para que las variables queden en el ambiente actual a IniPro.sh:</text:p>
      <text:p text:style-name="Text_20_body"/>
      <text:p text:style-name="P8">$ . IniPro.sh</text:p>
      <text:p text:style-name="P9">9. En este momento, el usuario podrá elegir entre ejecutar el demonio RecPro.sh o no.   De decidir no ejecutarlo, podrá hacerlo luego manualmente mediante el siguiente comando:</text:p>
      <text:p text:style-name="Text_20_body"/>
      <text:p text:style-name="P8">$ Start.sh RecPro.sh</text:p>
      <text:p text:style-name="Text_20_body"/>
      <text:p text:style-name="P8">10. Si el usuario quiere detener la ejecución de este demonio, deberá escribir:</text:p>
      <text:p text:style-name="Text_20_body"/>
      <text:p text:style-name="P8">$ Stop.sh RecPro.sh</text:p>
      <text:p text:style-name="Text_20_body"/>
      <text:p text:style-name="P8">12. NOVEDADES Y REPORTING</text:p>
      <text:p text:style-name="P25"><text:span text:style-name="T1">Hoja de ruta de prueba “camino feliz”</text:span><text:span text:style-name="T4">:</text:span></text:p>
      <text:p text:style-name="Text_20_body"/>
      <text:p text:style-name="P12"><text:soft-page-break/>A – Últimas 30 lineas de InsPro.log</text:p>
      <text:p text:style-name="Text_20_body"/>
      <text:p text:style-name="P9">2015-05-04_19-29-03 - INF - alumnos - InsPro - Directorio de recepción de documentos para protocolización: novedades</text:p>
      <text:p text:style-name="P9">2015-05-04_19-29-03 - INF - alumnos - InsPro - Espacio mínimo libre para arribos: 100 Mb</text:p>
      <text:p text:style-name="P9">2015-05-04_19-29-03 - INF - alumnos - InsPro - Directorio de Archivos Aceptados: a_protocolizar</text:p>
      <text:p text:style-name="P9">2015-05-04_19-29-03 - INF - alumnos - InsPro - Directorio de Archivos Rechazados: rechazados</text:p>
      <text:p text:style-name="P9">2015-05-04_19-29-03 - INF - alumnos - InsPro - Directorio de Archivos Protocolizados: protocolizados</text:p>
      <text:p text:style-name="P9">2015-05-04_19-29-03 - INF - alumnos - InsPro - Directorio para informes y estadísticas: informes</text:p>
      <text:p text:style-name="P9">2015-05-04_19-29-03 - INF - alumnos - InsPro - Nombre para el repositorio de duplicados: dup</text:p>
      <text:p text:style-name="P9">2015-05-04_19-29-03 - INF - alumnos - InsPro - Directorio para Archivos de Log: log</text:p>
      <text:p text:style-name="P9">2015-05-04_19-29-03 - INF - alumnos - InsPro - Tamaño máximo para los archivos de log del sistema: 400 Kb</text:p>
      <text:p text:style-name="P9">2015-05-04_19-29-03 - INF - alumnos - InsPro - Estado de la instalacion: LISTA</text:p>
      <text:p text:style-name="P9">2015-05-04_19-29-03 - INF - alumnos - InsPro - Inicia la instalacion? (S - N)</text:p>
      <text:p text:style-name="P9">2015-05-04_19-29-05 - INF - alumnos - InsPro - El usario ingresó: s</text:p>
      <text:p text:style-name="P9">2015-05-04_19-29-05 - INF - alumnos - InsPro - Iniciando Instalación. Esta Ud. seguro? (S - N)</text:p>
      <text:p text:style-name="P9">2015-05-04_19-29-06 - INF - alumnos - InsPro - El usario ingresó: s</text:p>
      <text:p text:style-name="P9">2015-05-04_19-29-06 - INF - alumnos - InsPro - Creando Estructuras de directorio. . . .</text:p>
      <text:p text:style-name="P9">2015-05-04_19-29-06 - INF - alumnos - InsPro - /home/alumnos/git/sisop-4h/bin ...</text:p>
      <text:p text:style-name="P9">2015-05-04_19-29-06 - INF - alumnos - InsPro - /home/alumnos/git/sisop-4h/mae ...</text:p>
      <text:p text:style-name="P9">2015-05-04_19-29-06 - INF - alumnos - InsPro - /home/alumnos/git/sisop-4h/mae/tab ...</text:p>
      <text:p text:style-name="P9">2015-05-04_19-29-06 - INF - alumnos - InsPro - /home/alumnos/git/sisop-4h/mae/tab/ant ...</text:p>
      <text:p text:style-name="P9">2015-05-04_19-29-06 - INF - alumnos - InsPro - /home/alumnos/git/sisop-4h/novedades ...</text:p>
      <text:p text:style-name="P9">2015-05-04_19-29-06 - INF - alumnos - InsPro - /home/alumnos/git/sisop-4h/a_protocolizar ...</text:p>
      <text:p text:style-name="P9">2015-05-04_19-29-06 - INF - alumnos - InsPro - /home/alumnos/git/sisop-4h/rechazados ...</text:p>
      <text:p text:style-name="P9">2015-05-04_19-29-06 - INF - alumnos - InsPro - /home/alumnos/git/sisop-4h/protocolizados ...</text:p>
      <text:p text:style-name="P8">2015-05-04_19-29-06 - INF - alumnos - InsPro - /home/alumnos/git/sisop-4h/protocolizados/proc ...</text:p>
      <text:p text:style-name="P9">2015-05-04_19-29-06 - INF - alumnos - InsPro - /home/alumnos/git/sisop-4h/informes ...</text:p>
      <text:p text:style-name="P9">2015-05-04_19-29-06 - INF - alumnos - InsPro - /home/alumnos/git/sisop-4h/log ...</text:p>
      <text:p text:style-name="P9">2015-05-04_19-29-06 - INF - alumnos - InsPro - Instalando Archivos Maestros y Tablas</text:p>
      <text:p text:style-name="P9">2015-05-04_19-29-06 - INF - alumnos - InsPro - Instalando Programas y Funciones</text:p>
      <text:p text:style-name="P9">2015-05-04_19-29-06 - INF - alumnos - InsPro - Actualizando la configuración del sistema</text:p>
      <text:p text:style-name="P9">2015-05-04_19-29-06 - INF - alumnos - InsPro - Instalación concluida exitosamente.</text:p>
      <text:p text:style-name="Text_20_body"/>
      <text:p text:style-name="P12">B – InsPro.conf</text:p>
      <text:p text:style-name="Text_20_body"><text:soft-page-break/></text:p>
      <text:p text:style-name="P9">GRUPO=/home/alumnos/git/sisop-4h/=alumnos=lun may 4 19:28:58 ART 2015</text:p>
      <text:p text:style-name="P9">CONFDIR=conf=alumnos=lun may 4 19:28:58 ART 2015</text:p>
      <text:p text:style-name="P9">BINDIR=bin=alumnos=lun may 4 19:29:00 ART 2015</text:p>
      <text:p text:style-name="P9">MAEDIR=mae=alumnos=lun may 4 19:29:00 ART 2015</text:p>
      <text:p text:style-name="P9">NOVEDIR=novedades=alumnos=lun may 4 19:29:00 ART 2015</text:p>
      <text:p text:style-name="P9">DATASIZE=100=alumnos=lun may 4 19:29:01 ART 2015</text:p>
      <text:p text:style-name="P9">ACEPDIR=a_protocolizar=alumnos=lun may 4 19:29:01 ART 2015</text:p>
      <text:p text:style-name="P9">RECHDIR=rechazados=alumnos=lun may 4 19:29:01 ART 2015</text:p>
      <text:p text:style-name="P9">PROCDIR=protocolizados=alumnos=lun may 4 19:29:02 ART 2015</text:p>
      <text:p text:style-name="P9">INFODIR=informes=alumnos=lun may 4 19:29:02 ART 2015</text:p>
      <text:p text:style-name="P9">DUPDIR=dup=alumnos=lun may 4 19:29:02 ART 2015</text:p>
      <text:p text:style-name="P9">LOGDIR=log=alumnos=lun may 4 19:29:03 ART 2015</text:p>
      <text:p text:style-name="P9">LOGSIZE=400=alumnos=lun may 4 19:29:03 ART 2015</text:p>
      <text:p text:style-name="Text_20_body"/>
      <text:p text:style-name="P12">C – IniPro.log</text:p>
      <text:p text:style-name="Text_20_body"/>
      <text:p text:style-name="P9">2015-05-04_19-33-24 - INF - alumnos - IniPro - proc: 12227</text:p>
      <text:p text:style-name="P9">2015-05-04_19-33-24 - INF - alumnos - IniPro - TP SO7508 Primer Cuatrimestre 2015. Tema H Copyright (c) Grupo 04.</text:p>
      <text:p text:style-name="P9">Directorio de Configuración: /home/alumnos/git/sisop-4h//conf</text:p>
      <text:p text:style-name="P9">Archivos:</text:p>
      <text:p text:style-name="P9">InsPro.conf</text:p>
      <text:p text:style-name="P9">InsPro.conf~</text:p>
      <text:p text:style-name="P9">InsPro.log</text:p>
      <text:p text:style-name="P9">Directorio de Ejecutables: /home/alumnos/git/sisop-4h/bin</text:p>
      <text:p text:style-name="P9">Archivos:</text:p>
      <text:p text:style-name="P9">Glog.sh</text:p>
      <text:p text:style-name="P9">InfPro.pl</text:p>
      <text:p text:style-name="P9">IniPro.sh</text:p>
      <text:p text:style-name="P9">Mover.sh</text:p>
      <text:p text:style-name="P9">ProPro.sh</text:p>
      <text:p text:style-name="P9">RecPro.sh</text:p>
      <text:p text:style-name="P9">Start.sh</text:p>
      <text:p text:style-name="P9">Stop.sh</text:p>
      <text:p text:style-name="P9">Directorio de Maestros y Tablas: /home/alumnos/git/sisop-4h/mae</text:p>
      <text:p text:style-name="P9">Archivos:</text:p>
      <text:p text:style-name="P9">/home/alumnos/git/sisop-4h/mae:</text:p>
      <text:p text:style-name="P9">emisores.mae</text:p>
      <text:p text:style-name="P9">gestiones.mae</text:p>
      <text:p text:style-name="P9"><text:soft-page-break/>normas.mae</text:p>
      <text:p text:style-name="P9">tab</text:p>
      <text:p text:style-name="P9">/home/alumnos/git/sisop-4h/mae/tab:</text:p>
      <text:p text:style-name="P9">ant</text:p>
      <text:p text:style-name="P9">axg.tab</text:p>
      <text:p text:style-name="P9">nxe.tab</text:p>
      <text:p text:style-name="P9">/home/alumnos/git/sisop-4h/mae/tab/ant:</text:p>
      <text:p text:style-name="P9">Directorio de recepción de documentos para protocolización: /home/alumnos/git/sisop-4h/novedades</text:p>
      <text:p text:style-name="P9">Directorio de Archivos Aceptados: /home/alumnos/git/sisop-4h/novedadesa_protocolizar</text:p>
      <text:p text:style-name="P9">Directorio de Archivos Rechazados: /home/alumnos/git/sisop-4h/novedadesrechazados</text:p>
      <text:p text:style-name="P9">Directorio de Archivos Protocolizados: /home/alumnos/git/sisop-4h/novedadesprotocolizados</text:p>
      <text:p text:style-name="P9">Directorio para informes y estadísticas: /home/alumnos/git/sisop-4h/novedadesinformes</text:p>
      <text:p text:style-name="P9">Nombre para el repositorio de duplicados: /home/alumnos/git/sisop-4h/novedades</text:p>
      <text:p text:style-name="P9">Directorio para Archivos de Log: /home/alumnos/git/sisop-4h/log</text:p>
      <text:p text:style-name="P9">Archivos:</text:p>
      <text:p text:style-name="P9">IniPro.log</text:p>
      <text:p text:style-name="P9">RecPro.sh.log</text:p>
      <text:p text:style-name="P9">Start.log</text:p>
      <text:p text:style-name="P9">Estado del Sistema: INICIALIZADO</text:p>
      <text:p text:style-name="P1"><text:line-break/><text:line-break/></text:p>
      <text:p text:style-name="P12">D - RecPro.log</text:p>
      <text:p text:style-name="Text_20_body"/>
      <text:p text:style-name="P9">2015-05-05_00-54-59 - INF - fran - RecPro.sh - ciclo numero : 1</text:p>
      <text:p text:style-name="P9">2015-05-05_00-55-02 - INF - fran - RecPro.sh - ciclo numero : 2</text:p>
      <text:p text:style-name="P9">2015-05-05_00-55-05 - INF - fran - RecPro.sh - ciclo numero : 3</text:p>
      <text:p text:style-name="P9">2015-05-05_00-55-08 - INF - fran - RecPro.sh - ciclo numero : 4</text:p>
      <text:p text:style-name="P9">2015-05-05_00-55-08 - INF - fran - RecPro.sh - Alfonsin_RES_1001_388_23-05-1989 aceptados</text:p>
      <text:p text:style-name="P9">2015-05-05_00-55-11 - INF - fran - RecPro.sh - ciclo numero : 5</text:p>
      <text:p text:style-name="P9">2015-05-05_00-55-14 - INF - fran - RecPro.sh - ciclo numero : 6</text:p>
      <text:p text:style-name="P9">2015-05-05_00-55-14 - INF - fran - RecPro.sh - Duhalde_RES_1001_294_23-05-2003 aceptados</text:p>
      <text:p text:style-name="P9">2015-05-05_00-55-17 - INF - fran - RecPro.sh - ciclo numero : 7</text:p>
      <text:p text:style-name="P9">2015-05-05_00-55-20 - INF - fran - RecPro.sh - ciclo numero : 8</text:p>
      <text:p text:style-name="P9">2015-05-05_00-55-23 - INF - fran - RecPro.sh - ciclo numero : 9</text:p>
      <text:p text:style-name="P9">2015-05-05_00-55-26 - INF - fran - RecPro.sh - ciclo numero : 10</text:p>
      <text:p text:style-name="P9">2015-05-05_00-55-30 - INF - fran - RecPro.sh - ciclo numero : 11</text:p>
      <text:p text:style-name="P9"><text:soft-page-break/>2015-05-05_00-55-33 - INF - fran - RecPro.sh - ciclo numero : 12</text:p>
      <text:p text:style-name="P9">2015-05-05_00-55-33 - INF - fran - RecPro.sh - Fernandez2_CON_4444_11_04-05-2015 aceptados</text:p>
      <text:p text:style-name="P9">2015-05-05_00-55-33 - INF - fran - RecPro.sh - Fernandez2_DIS_1010_33_04-01-2015 aceptados</text:p>
      <text:p text:style-name="P9">2015-05-05_00-55-36 - INF - fran - RecPro.sh - ciclo numero : 13</text:p>
      <text:p text:style-name="P9">2015-05-05_00-55-39 - INF - fran - RecPro.sh - ciclo numero : 14</text:p>
      <text:p text:style-name="P9">2015-05-05_00-55-42 - INF - fran - RecPro.sh - ciclo numero : 15</text:p>
      <text:p text:style-name="P9">2015-05-05_00-55-45 - INF - fran - RecPro.sh - ciclo numero : 16</text:p>
      <text:p text:style-name="P9">2015-05-05_00-55-48 - INF - fran - RecPro.sh - ciclo numero : 17</text:p>
      <text:p text:style-name="Text_20_body"/>
      <text:p text:style-name="P20">Archivos y sus primeros 10 registros</text:p>
      <text:p text:style-name="Text_20_body"/>
      <text:p text:style-name="P12">Archivo Alfonsin_RES_1001_388_23-05-1989: </text:p>
      <text:p text:style-name="Text_20_body"/>
      <text:p text:style-name="P8">05/12/1986;8800;SINDICATO DE TRABAJADORES DEL SURCO DE LA INDUSTRIA AZUCARERA DEL NORTE DE LA PROVINCIA DE SALTA ;DENEGAR A LA CAUSANTE EL OTORGAMIENTO DE PERSONERIA GREMIAL. JMH;238;NULL;NULL;0CDA020;664522</text:p>
      <text:p text:style-name="P8">06/11/1987;1276;AEROLINEAS ARGENTINA SOCIEDAD DEL ESTADO ;DENEGAR A LA CAUSANTE LA SOLICITUD DE OTORGAMIENTO DE PERSONERIA GREMIAL. JMH;228;NULL;NULL;0CDA020;765179</text:p>
      <text:p text:style-name="P8">17/01/1989;606;ALIMENTACION FIRMAT STA.FE 342.443/80;APRUEBASE EL ESTATUTO Y OTORGASE PERSONERIA GREMIAL A LA CAUSANTE CON CARACTER DE ENTIDAD PROFESIONAL DE PRIMER GRADO. JMH;10;132660;1980;0CDA020;31</text:p>
      <text:p text:style-name="P8">19/01/1989;1212;CELUSOSA PAP.Y C.A.PARANA 145.536/86;APRUEBASE EL ESTATUTO Y OTROGASE PERSONERIA GREMIAL A LA CAUSANTE CON EL CARACTER DE ENTIDAD PROFESIONAL DE PRIMER GRADO. JMH;10;NULL;1986;0CDA020;37</text:p>
      <text:p text:style-name="P8">19/01/1989;1313;RESIDUOS Y BARRIDO DE CBA. 823.229/87;APRUEBASE EL ESTATUTO Y OTORGASE PERSONERIA GREMIAL A LA CAUSANTE CON CARACTER DE ENTIDAD PROFESIONAL DE PRIMER GRADO. JMH;10;NULL;1987;0CDA020;38</text:p>
      <text:p text:style-name="P8">24/01/1989;2626;SANIDAD CHUBUT ASOC.TRAB. 46.087/83;APRUEBASE EL ESTATUTO Y OTORGASE PERSONERIA GREMIAL A LA CAUSANTE, CON CARACTER DE ENTIDAD PROFESIONAL DE PRIMER GRADO. JMH;10;NULL;1983;0CDA020;51</text:p>
      <text:p text:style-name="P8">25/01/1989;2727;ENERGIA ELECTRICA PERS.S. 137.486/86;DENEGAR A LA CAUSANTE LA SOLICUTD DE PERSONERIA GREMIAL. JMH;10;NULL;1986;0CDA020;52</text:p>
      <text:p text:style-name="P8">31/01/1989;3535;PAPELERA PERS.JERARQUICO 824.169/87;DENEGAR A LA CAUSANTE LA SOLICITUD DE OTORGAMIENTO DE PERSONERIA GREMIAL INTERPUESTA. JMH;10;165599;1987;0CDA020;60</text:p>
      <text:p text:style-name="P8">01/02/1989;3636;PAPELERA INDUSTRIA SIND. 70.181/81;APRUEBASE EL ESTATUTO Y OTORGASE PERSONERIA GREMIAL A LA CAUSANTE CON EL CARARTER DE ENTIDAD <text:soft-page-break/>PROFESIONAL DE PRIMER GRADO. JMH;10;116718;1981;0CDA020;61</text:p>
      <text:p text:style-name="P8">08/02/1989;4949;ENERGIA BS. AS. ASOC.PERS. 826.098/87;OTORGAMIENTO DE LA INSCRIPCION GREMIAL A DICHA ENTIDAD;10;165793;1987;0CDA020;74</text:p>
      <text:p text:style-name="Text_20_body"/>
      <text:p text:style-name="P12">Archivo Duhalde_RES_1001_294_23-05-2003:</text:p>
      <text:p text:style-name="Text_20_body"/>
      <text:p text:style-name="P8">11/01/2002;1414;LAS CAMELIAS SA Y FED GREMIAL DE LA IND DE LA CARNE;PROCEDIMIENTO PREVENTIVO DE CRISIS DE EMPRESA LEY 24013;233;972642;2001;0CDCA28;22077</text:p>
      <text:p text:style-name="P8">11/01/2002;1515;EMP ALGODONERA DEL VALLE SA Y J TENDLARS SAC;PROCEDIMIENTO PREVENTIVO DE CRISIS DE EMPRESA LEY 24013;233;971825;2001;0CDCA28;22078</text:p>
      <text:p text:style-name="P8">11/01/2002;1616;DIMAT SA Y STO O DE LA IND DE LA MADERA DE CAP FED;PROCEDIMIENTO PREVENTIVO DE CRISIS DE EMPRESA LEY 24013  ;233;972846;2001;0CDCA28;22066</text:p>
      <text:p text:style-name="P8">11/01/2002;1717;EMPRESA HINCH SA Y EL STO EMPLEADOS DE COMERCIO;PROCEDIMIENTO DE CRISIS DE EMPRESA LEY 24013;233;972833;2001;0CDCA28;22067</text:p>
      <text:p text:style-name="P8">11/01/2002;1818;EMPRESA ANSELMI IND PUBLICITARIA Y EL STO DE PUBLICIDAD;PROCEDIMIENTO DE CRISIS DE EMPRESA LEY 24013;233;973071;2001;0CDCA28;22068</text:p>
      <text:p text:style-name="P8">11/01/2002;1919;VANGUARDIA SEGURIDAD INTEGRAL EMPRESARIA Y PRIVADA SA;PROCEDIMIENTO PREVENTIVO DE CRISIS DE EMPRESA LEY 24013;233;972265;2001;0CDCA28;22072</text:p>
      <text:p text:style-name="P8">18/01/2002;2020;PERALTA MARCEL BEATRIZ; RECTIFICAR LA RES MTE Y FRH N° 940/01 ESTABLECIENDO QUE EN EL ANEXO II DE LA MISMA EN LA GRILLA ASIGNADA A LA UNIUDAD ACTIV CENTRALES DONDE DICE  1.604 DEBE LEERSE $3.002;238;972614;2001;0CDCA28;22104</text:p>
      <text:p text:style-name="P8">22/02/2002;2121;FERROVIARIA COMISION DE SEGURIDAD;LA COMISION DE SEGURIDAD FERROVIARIA CREADA EN FECHA 26 DE DICIEMBRE DE 2000, FUNCIONARA DE MANERA PERMANENTE;238;NULL;2002;0CDCA28;24988</text:p>
      <text:p text:style-name="P8">22/02/2002;2222;ASOCIACION DE INDUSTRIALES METALURGICOS DE LA R.A.;PROCEDIMIENTO PREVENTIVO DE CRISIS DE EMPRESA;233;NULL;NULL;0CDCA28;22415</text:p>
      <text:p text:style-name="P8">29/04/2002;2323;CONSEJO FEDERAL DEL TRABAJO;LAS ADMINISTRACIONES PROVINCIALES DEL TRABAJO PADRAN SUSTANCIAR Y COMPLETAR LA GESTION DEL PROCEDIMIENTO PREVENTIVO DE CRISIS DE EMPRESA;233;992596;2002;0CDCA28;23074</text:p>
      <text:p text:style-name="Text_20_body"/>
      <text:p text:style-name="P12">Archivo Fernandez2_CON_4444_11_04-05-2015: </text:p>
      <text:p text:style-name="Text_20_body"/>
      <text:p text:style-name="P8"><text:soft-page-break/>02/05/2015;;SINDICATO DE MECANINOS Y AFINES DEL TRANSPORTE AUTOMOTOR DE LA REPUBLICA ARGENTINA;DECLARASE CONSTITUIDA LA COMISION NEGOCIADORA QUE TENDRA COMO FINALIDAD ALCANZAR UN ACUERDO EN EL MARCO DEL CONVENIO COLECTIVO DE TRABAJO DE EMPRESA Nº8/89 ENTRE LOS CAUSANTES.NC;224;5011056;2013;135C9AA;885523</text:p>
      <text:p text:style-name="P8">02/05/2015;;AMADEO NOLASCO GENTA;DECLARASE CONSTITUIDA LA COMISION NEGOCIADORALA QUE QUEDARA INTEGRADA POR EL CAUSANTE.NC;224;4708796;2012;135C9AA;885526</text:p>
      <text:p text:style-name="P8">02/05/2015;;FEDERACION DE OBREROS MOSAISTAS Y AFINES DE LA REPUBLICA ARGENTINA;DECLARASE CONSTITUIDA LA COMISION NEGOCIADORA PARA CELEBRAR UN CONVENIO COLECTIVO DE TRABAJO, LA QUE QUEDARA INTEGRADA EN REPRESENTACION DE LA REPUBLICA ARGENTINA.NC;224;2214432;2008;135C9AA;885627</text:p>
      <text:p text:style-name="P8">02/05/2015;;ASOCIACION DE MEDICOS DE LA ACTIVIDAD PRIVADA - INTERNATIONAL HEALT SERVICES ARG S.A.;DECLARASE CONSTITUIDA LA COMISION NEGOCIADORA SUSCRIPTA ENTRE LOS CAUSANTES. MC;224;5092828;2013;135C9AA;887694</text:p>
      <text:p text:style-name="P8">02/05/2015;;UNION TRANVIRIOS AUTOMOTOR - CAMARA DE EMPRESARIOS DE TRANSPORTE PARA TURISMO Y OFERTA LIBRE;DECLARASE CONSTITUIDA LA COMISION NEGOCIADORA SUSCRIPTA ENTRE LOS CAUSANTES. MC;224;5038124;2013;135C9AA;887695</text:p>
      <text:p text:style-name="P8">02/05/2015;;SINDICATO DE MECANICOS Y AF DEL TRANSPORTE Y AF DEL TRANSPORTE AUTOMOTOR DE LA REP ARG Y TREVES ARG;DECLARASE CONSTITUIDA LA COMISION NEGOCIADORA SUSCRIPTA ENTRE LOS CAUSANTES. MC;224;4996416;2013;135C9AA;887696</text:p>
      <text:p text:style-name="P8">02/05/2015;;EMPRESA NUCLEOELECTRICA ARGENTINA S.A.;DECLARASE CONSTITUIDA LA COMISION NEGOCIADORA QUE TENDRA A SU CARGO LA DISCUSION SALARIAL EN EL MARCO DEL CCT DE EMPRESA NRO 692/05 E- RDF;224;4711395;2012;135C9AA;893889</text:p>
      <text:p text:style-name="P8">02/05/2015;;ASOCIACION DE PROFESIONALES UNIVERSITARIO DEL AGUA Y LA ENERGIA ELECTRICA Y LA EMPRESA NUCLEOELECTRI;DECLARESE CONSTITUIDA LA COMISION NEGOCIADORA PARA LA MODIFICACION DEL ARTICULO 65 DEL CCT DE EMPRESA NRO 692/05 E. RDF;224;4711393;2012;135C9AA;893890</text:p>
      <text:p text:style-name="P8">03/05/2015;;ASOCIACION DEL PERSONAL DE DIRECCION DE FERROCARRILES ARGENTINOS Y EMPRESAS DE TRANSPORTE FERROVIARI;ENCUADRAR EN EL MARCO DE LA LEY Nº 14786 EL CONFLICTO ENTRE LOS CAUSANTES. MC;231;5119854;2013;135C9AA;885863</text:p>
      <text:p text:style-name="P8">03/05/2015;;SINDICATO DE EMPLEADOS DEL CAUCHO Y AF - FED ARG DEL NEUMATICO;DECLARASE CONSTITUIDA LA COMISION NEGOCIADORA SUSCRIPTA ENTRE LOS CAUSANTES. MC;224;4983369;2012;135C9AA;887697</text:p>
      <text:p text:style-name="Text_20_body"/>
      <text:p text:style-name="P14">Archivo Fernandez2_DIS_1010_33_04-01-2015: </text:p>
      <text:p text:style-name="Text_20_body"/>
      <text:p text:style-name="P10"><text:soft-page-break/>02/01/2015;;SINDICATO DE OBRERO Y EMPLEADOS DE LOS CEMENTERIOS DE LA REP. ARG. Y LA FEDERACION ARG. DE ENTIDADES;DECLARASE CONSTITUIDA LA COMISION NEGOCIADORA QUE TENDRA COMO FINALIDAD LA RENOVACION DE LAS ESCALAS SALARIALES ENTRE LAS PARTES. RDF;224;4861950;2012;12AF86E;838284</text:p>
      <text:p text:style-name="P10">02/01/2015;;FEDERACION TRABAJADORES DE INDUSTRIA DE LA ALIMENTACION;DECLARASE CONSTITUIDA LA COMISION NEGOCIADORA PARA ACORDAR SALARIOS DEL CCT. NRO 434/06. RDF;224;4852743;2012;12AF86E;838285</text:p>
      <text:p text:style-name="P10">02/01/2015;;UNION DE TRABAJADORES DE CARGA Y DESCARGA DE LA REP. ARG. Y EQUIS QUINCE S.A. Y TEYLEM S.A.;DECLARASE CONSTITUIDA LA COMISION NEGOCIADORA A LOS FINES DEL ESTABLECIMIENTO DE UN REGIMEN DE SOSTENIMIENTO SALARIAL. RDF;224;4968793;2012;12AF86E;838286</text:p>
      <text:p text:style-name="P10">02/01/2015;;SINDICATO DE TRABAJADORES DE JUEGOS DE AZAR, ENTRETENIMIENTO, ESPARCIMIENTO, RECREACION Y AFINES DE;DECLARASE CONSTITUIDA LA COMISION NEGOCIADORA ENTRE LAS PARTES. RDF;224;3055458;2010;12AF86E;838287</text:p>
      <text:p text:style-name="P10">02/01/2015;;UNION OBREROS Y EMPELADOS TINTOREROS, SOMBREREROS DE LA REP. ARG Y LAVADERO INDUSTRIAL PROCESADOR DE;ENCUADRAR, A PARTIR DE LAS 00:00 HS DEL DIA 8 DE ENERO DE 2013, EL CONFLICTO DE AUTOS. RDF;224;4989910;2013;12AF86E;838418</text:p>
      <text:p text:style-name="P10">02/01/2015;;CAMARA ARGENTINA DE LA INDUSTRIA DE COMESTICA Y PERFUMERIA ( CAPA) Y EL SINDICATO DE TRABAJADORES;DECLARASE CONSTITUIDA LA COMISION NEGOCIADORA QUE TENDRA COMO FINALIDAD ALCANZAR UN ACUERDO EN EL MARCO DEL CCT. NRO 157/91 ENTRE LAS PARTES. RDF;224;4972251;2012;12AF86E;838535</text:p>
      <text:p text:style-name="P10">03/01/2015;;FEDERACION ARGENTINA DE TRABAJADORES DE LUZ Y FUERZA Y DISTRIBUIDORA DE ELCTRICIDAD DE LA RIOJA S.A.;DECLARASE CONSTITUIDA LA COMISION NEGOCIADORA PARA LA DISCUCION SALARIAL EN EL MARCO DEL CCT NRO 887/07. RDF;224;4866978;2012;12AF86E;838699</text:p>
      <text:p text:style-name="P10">03/01/2015;;ASOCIACION DE PROFESIONALES UNIVERSITARIOS DEL AGUA Y LA ENERGIA ELECTRICA Y EDELAR S.A.;DECLARASE CONSTITUIDA LA COMISION NEGOCIADORA PARA LA DISCUSION SALARIAL EN EL MARCO DEL CCT NRO 855/07. RDF;224;4885183;2012;12AF86E;838700</text:p>
      <text:p text:style-name="P10">03/01/2015;;FEDERACION ARGENTINA TRABAJADORES PASTELEROS, CONFITEROS, HELADEROS, PIZZEROS Y ALFAJOREROS;DECLARASE CONSTITUIDA LA COMISION NEGOCIADORA PARA ENTENDER EN LA RENOVACION DE LAS CLAUSULAS DEL CCT NRO 686/05. RDF;224;1160683;2004;12AF86E;838701</text:p>
      <text:p text:style-name="P10"><text:soft-page-break/>03/01/2015;;ASOCIACION DE PROFESIONALES UNIVERSITARIOS DEL AGUA Y LA ENERGIA ELECTRICA Y EDET S.A.;DECLARASE CONSTITUIDA LA COMISION NEGOCIADORA PARA LA DISCUSION SALARIAL EN EL MARCO DEL CCT DE EMPRESA NRO 1197/11. RDF;224;4833424;2012;12AF86E;838702</text:p>
      <text:p text:style-name="Text_20_body"/>
      <text:p text:style-name="P13">E - ProPro.log</text:p>
      <text:p text:style-name="Text_20_body"/>
      <text:p text:style-name="P10">2015-05-05_01-14-35 - INF - fran - ProPro - Inicio de ProPro.</text:p>
      <text:p text:style-name="P10">2015-05-05_01-14-35 - INF - fran - ProPro - Cantidad de archivos a procesar: 4</text:p>
      <text:p text:style-name="P10">2015-05-05_01-14-36 - INF - fran - ProPro - Archivo a procesar: Alfonsin_RES_1001_388_23-05-1989</text:p>
      <text:p text:style-name="P10">2015-05-05_01-14-38 - INF - fran - ProPro - Archivo a procesar: Duhalde_RES_1001_294_23-05-2003</text:p>
      <text:p text:style-name="P10">2015-05-05_01-14-40 - INF - fran - ProPro - Archivo a procesar: Fernandez2_DIS_1010_33_04-01-2015</text:p>
      <text:p text:style-name="P10">2015-05-05_01-14-41 - INF - fran - ProPro - Archivo a procesar: Fernandez2_CON_4444_11_04-05-2015</text:p>
      <text:p text:style-name="P10">2015-05-05_01-14-43 - INF - fran - ProPro - Tabla de contadores preservada antes de su modificación en MAEDIR/tab/ant</text:p>
      <text:p text:style-name="P10">2015-05-05_01-14-43 - INF - fran - ProPro - Cantidad de archivos a procesar: 4</text:p>
      <text:p text:style-name="P10">2015-05-05_01-14-43 - INF - fran - ProPro - Cantidad de archivos procesados: 4</text:p>
      <text:p text:style-name="P10">2015-05-05_01-14-43 - INF - fran - ProPro - Cantidad de archivos rechazados: 0</text:p>
      <text:p text:style-name="Text_20_body"/>
      <text:p text:style-name="P13">Nombre de los archivos en PROCDIR:</text:p>
      <text:p text:style-name="Text_20_body"/>
      <text:p text:style-name="P10">Alfonsin/1989.RES</text:p>
      <text:p text:style-name="P10">Duhalde/2003.RES</text:p>
      <text:p text:style-name="P10">Fernandez2/2015.CON</text:p>
      <text:p text:style-name="P24"><text:span text:style-name="T2">Fernandez2/2015.DIS<text:line-break/>proc/Alfonsin_RES_1001_388_23-05-1989</text:span></text:p>
      <text:p text:style-name="P10">proc/Duhalde_RES_1001_294_23-05-2003</text:p>
      <text:p text:style-name="P10">proc/Fernandez2_DIS_1010_33_04-01-2015</text:p>
      <text:p text:style-name="P10">proc/Fernandez2_CON_4444_11_04-05-2015</text:p>
      <text:p text:style-name="Text_20_body"/>
      <text:p text:style-name="P13"><text:soft-page-break/>Tabla de contadores: MAEDIR/tab/axg.tab</text:p>
      <text:p text:style-name="Text_20_body"/>
      <text:p text:style-name="P10">907;Fernandez2;2015;4444;CON;76;fran;05/05/2015</text:p>
      <text:p text:style-name="P10">904;Fernandez2;2015;6006;CON;6;Sandra;07/03/2015</text:p>
      <text:p text:style-name="P10">902;Fernandez2;2015;1001;DIS;11;Sandra;02/03/2015</text:p>
      <text:p text:style-name="P10">906;Fernandez2;2015;3737;DIS;37;Sandra;27/02/2015</text:p>
      <text:p text:style-name="P10">905;Fernandez2;2015;6006;RES;26;Sandra;09/03/2015</text:p>
      <text:p text:style-name="P10">901;Fernandez2;2015;1001;CON;2;Sandra;01/03/2015</text:p>
      <text:p text:style-name="P10">903;Fernandez2;2015;1001;RES;21;Sandra;31/01/2015</text:p>
      <text:p text:style-name="P10">908;Fernandez2;2015;1010;DIS;19;fran;05/05/2015</text:p>
      <text:p text:style-name="Text_20_body"/>
      <text:p text:style-name="P21">FALTA INFPRO.LOG</text:p>
      <text:p text:style-name="Text_20_body"/>
      <text:p text:style-name="P21">Listado de Nuevas Funciones y/o Comandos Auxiliares:</text:p>
      <text:p text:style-name="Text_20_body"/>
      <text:p text:style-name="P18">NINGUNA</text:p>
      <text:p text:style-name="P1"><text:line-break/><text:line-break/><text:line-break/><text:line-break/><text:line-break/><text:line-break/></text:p>
      <text:p text:style-name="P22">Listado de DATOS:</text:p>
      <text:p text:style-name="Text_20_body"/>
      <text:p text:style-name="P9">Archivos entregados por la cátedra</text:p>
      <text:p text:style-name="Text_20_body"/>
      <text:p text:style-name="P9">Nombre: Alfonsin_RES_1001_388_23-05-1989</text:p>
      <text:p text:style-name="P9">Cantidad de registros : 38</text:p>
      <text:p text:style-name="Text_20_body"/>
      <text:p text:style-name="P9">Nombre: axg.tab</text:p>
      <text:p text:style-name="P9">Cantidad de registros : 6</text:p>
      <text:p text:style-name="P9">Nombre: Duhalde_RES_1001_294_23-05-2003</text:p>
      <text:p text:style-name="P9">Cantidad de registros : 16 </text:p>
      <text:p text:style-name="Text_20_body"/>
      <text:p text:style-name="P9"><text:soft-page-break/>Nombre: emisores.mae</text:p>
      <text:p text:style-name="P9">Cantidad de registros : 11 </text:p>
      <text:p text:style-name="Text_20_body"/>
      <text:p text:style-name="P9">Nombre: Fernandez2_CON_4444_11_04-05-2015</text:p>
      <text:p text:style-name="P9">Cantidad de registros : 31 </text:p>
      <text:p text:style-name="Text_20_body"/>
      <text:p text:style-name="P9">Nombre: Fernandez2_DIS_1010_100_03-05-2015</text:p>
      <text:p text:style-name="P9">Cantidad de registros : 57 </text:p>
      <text:p text:style-name="Text_20_body"/>
      <text:p text:style-name="P9">Nombre: Fernandez2_DIS_1010_101_07-05-2015</text:p>
      <text:p text:style-name="P9">Cantidad de registros : 32 </text:p>
      <text:p text:style-name="Text_20_body"/>
      <text:p text:style-name="P9">Nombre: Fernandez2_DIS_1010_33_04-01-2015</text:p>
      <text:p text:style-name="P9">Cantidad de registros : 18 </text:p>
      <text:p text:style-name="Text_20_body"/>
      <text:p text:style-name="P9">Nombre: Fernandez2_DIS_1010_55_30-01-2015</text:p>
      <text:p text:style-name="P9">Cantidad de registros : 44 </text:p>
      <text:p text:style-name="Text_20_body"/>
      <text:p text:style-name="P9">Nombre: Fernandez2_DIS_1010_66_07-02-2015</text:p>
      <text:p text:style-name="P9">Cantidad de registros : 19 </text:p>
      <text:p text:style-name="Text_20_body"/>
      <text:p text:style-name="P9">Nombre: Fernandez2_DIS_3737_86_30-03-2015</text:p>
      <text:p text:style-name="P9">Cantidad de registros : 20 </text:p>
      <text:p text:style-name="Text_20_body"/>
      <text:p text:style-name="P9">Nombre: Fernandez2_DIS_6006_22_28-04-2015</text:p>
      <text:p text:style-name="P9">Cantidad de registros : 29 </text:p>
      <text:p text:style-name="Text_20_body"/>
      <text:p text:style-name="P9">Nombre: Fernandez2_RES_1001_413_30-04-2015</text:p>
      <text:p text:style-name="P9">Cantidad de registros : 8 </text:p>
      <text:p text:style-name="Text_20_body"/>
      <text:p text:style-name="P9">Nombre: Fernandez_CON_2002_7_05-03-2010</text:p>
      <text:p text:style-name="P9">Cantidad de registros : 2 </text:p>
      <text:p text:style-name="Text_20_body"/>
      <text:p text:style-name="P9">Nombre: Fernandez_CON_6006_7_11-12-2009</text:p>
      <text:p text:style-name="P9">Cantidad de registros : 0 </text:p>
      <text:p text:style-name="Text_20_body"/>
      <text:p text:style-name="P9">Nombre: Fernandez_DIS_1010_7590_02-12-2011</text:p>
      <text:p text:style-name="P9"><text:soft-page-break/>Cantidad de registros : 230 </text:p>
      <text:p text:style-name="Text_20_body"/>
      <text:p text:style-name="P9">Nombre: gestiones.mae</text:p>
      <text:p text:style-name="P9">Cantidad de registros : 28 </text:p>
      <text:p text:style-name="Text_20_body"/>
      <text:p text:style-name="P9">Nombre: Kirchner_DAD_2222_72_28-06-2007</text:p>
      <text:p text:style-name="P9">Cantidad de registros : 0 </text:p>
      <text:p text:style-name="Text_20_body"/>
      <text:p text:style-name="P9">Nombre: Kirchner_DEC_2121_9042_27-6-2007</text:p>
      <text:p text:style-name="P9">Cantidad de registros : 0 </text:p>
      <text:p text:style-name="Text_20_body"/>
      <text:p text:style-name="P9">Nombre: normas.mae</text:p>
      <text:p text:style-name="P9">Cantidad de registros : 9</text:p>
      <text:p text:style-name="P9">Nombre: nxe.tab</text:p>
      <text:p text:style-name="P9">Cantidad de registros : 20 </text:p>
      <text:p text:style-name="Text_20_body"/>
      <text:p text:style-name="P9">Nombre: Saa_RES_1001_963_28-12-2001</text:p>
      <text:p text:style-name="P9">Cantidad de registros : 0 </text:p>
      <text:p text:style-name="P1"><text:line-break/><text:line-break/></text:p>
      <text:p text:style-name="P19">Tabla de gestiones</text:p>
      <text:p text:style-name="Text_20_body"/>
      <text:p text:style-name="P9">Peron1;04/06/1946;04/06/1952;Juan Domingo Perón (1);0</text:p>
      <text:p text:style-name="P9">Peron2;05/06/1952;21/09/1955;Juan Domingo Perón (2);0</text:p>
      <text:p text:style-name="P9">Lonardi;23/09/1955;12/11/1955;Lonardi, Eduardo;0</text:p>
      <text:p text:style-name="P9">Aramburu;13/11/1955;30/04/1958;Aramburu, Pedro Eugenio;0</text:p>
      <text:p text:style-name="P9">Frondizi;01/05/1958;28/03/1962;Arturo Frondizi;0</text:p>
      <text:p text:style-name="P9">Guido;29/03/1962;11/10/1963;Guido, Jose María;0</text:p>
      <text:p text:style-name="P9">Illia;12/10/1963;27/06/1966;Arturo Umberto Illia;0</text:p>
      <text:p text:style-name="P9">Ongania;28/06/1966;17/06/1970;Juan Carlos Onganía;0</text:p>
      <text:p text:style-name="P9">Levingston;18/06/1970;25/03/1971;Roberto M. Levingston;0</text:p>
      <text:p text:style-name="P9">Lanusse;26/03/1971;24/05/1973;Alejandro A. Lanusse;0</text:p>
      <text:p text:style-name="P9">Campora;25/05/1973;12/07/1973;Héctor José Cámpora;0</text:p>
      <text:p text:style-name="P9">Lastiri;13/07/1973;11/10/1973;Raúl Alberto Lastiri;0</text:p>
      <text:p text:style-name="P9">Peron3;12/10/1973;30/06/1974;Juan Domingo Perón(3);0</text:p>
      <text:p text:style-name="P9">Martinez;01/07/1974;28/03/1976;María Estela Martínez de Perón;0</text:p>
      <text:p text:style-name="P9">Videla;29/03/1976;27/03/1981;Jorge Rafael Videla;0</text:p>
      <text:p text:style-name="P9"><text:soft-page-break/>Viola;28/03/1981;21/12/1981;Roberto Eduardo Viola;0</text:p>
      <text:p text:style-name="P9">Galtieri;22/12/1981;30/06/1982;Leopoldo Fortunato Galtieri;0</text:p>
      <text:p text:style-name="P9">Bignone;01/07/1982;09/12/1983;Reynaldo Benito Bignone;0</text:p>
      <text:p text:style-name="P9">Alfonsin;10/12/1983;07/07/1989;Raúl Ricardo Alfonsín;0</text:p>
      <text:p text:style-name="P9">Menem1;08/07/1989;07/07/1995;Carlos Saúl Menem (1);0</text:p>
      <text:p text:style-name="P9">Menem2;08/07/1995;19/12/1999;Carlos Saúl Menem (2);0</text:p>
      <text:p text:style-name="P9">Rua;21/12/1999;19/12/2001;Fernando De la Rúa;0</text:p>
      <text:p text:style-name="P9">Puerta;20/12/2001;21/12/2001;Ramón Puerta;0</text:p>
      <text:p text:style-name="P9">Saa;22/12/2001;30/12/2001;Adolfo Rodríguez Saá;0</text:p>
      <text:p text:style-name="P9">Caamaño;31/12/2001;01/01/2002;Eduardo Caamaño;0</text:p>
      <text:p text:style-name="P9">Duhalde;02/01/2002;24/05/2003;Eduardo Duhalde;0</text:p>
      <text:p text:style-name="P9">Kirchner;25/05/2003;09/12/2007;Néstor Kirchner;0</text:p>
      <text:p text:style-name="P9">Fernandez;10/12/2007;09/12/2011;Cristina Fernández de Kirchner (1);0</text:p>
      <text:p text:style-name="P9">Fernandez2;10/12/2011;NULL;Cristina Fernández de Kirchner (2);1</text:p>
      <text:p text:style-name="Text_20_body"/>
      <text:p text:style-name="P19">Tabla de emisores</text:p>
      <text:p text:style-name="Text_20_body"/>
      <text:p text:style-name="P9">1001;MINISTRO;12EE5E9;0</text:p>
      <text:p text:style-name="P9">2002;SECRETARIO;132985B;0</text:p>
      <text:p text:style-name="P9">6006;SUBSECRETARIO;135C890;0</text:p>
      <text:p text:style-name="P9">1010;DIRECTOR NACIONAL;12AF86E;0</text:p>
      <text:p text:style-name="P9">2020;CONGRESO DE LA NACION;NULL;1</text:p>
      <text:p text:style-name="P9">2121;PRESIDENTE DE LA NACION;NULL;1</text:p>
      <text:p text:style-name="P9">2222;JEFE DE GABINETE;NULL;1</text:p>
      <text:p text:style-name="P9">3737;DIRECTOR SIMPLE;135C576;0</text:p>
      <text:p text:style-name="P9">4444;PRESIDENTE DE CONSEJO;135C9AA;0</text:p>
      <text:p text:style-name="P9">4545;ARBITRO;C3AE3F;0</text:p>
      <text:p text:style-name="P9">3636;DIRECTOR GENERAL;C3AE42;0</text:p>
      <text:p text:style-name="P9">7171;DIRECTOR REGIONAL;C3AE41;0</text:p>
      <text:p text:style-name="P1"><text:line-break/><text:line-break/></text:p>
      <text:p text:style-name="P19">Tabla de normas</text:p>
      <text:p text:style-name="Text_20_body"/>
      <text:p text:style-name="P9">CON;CONVENIO;0</text:p>
      <text:p text:style-name="P9">DAD;DECISION ADMINISTRATIVA;1</text:p>
      <text:p text:style-name="P9">DEC;DECRETO;1</text:p>
      <text:p text:style-name="P9">DIS;DISPOSICION;0</text:p>
      <text:p text:style-name="P9">DNU;DECRETO DE NECESIDAD Y URGENCIA;1</text:p>
      <text:p text:style-name="P9"><text:soft-page-break/>LAU;LAUDO;0</text:p>
      <text:p text:style-name="P9">LEY;LEY;1</text:p>
      <text:p text:style-name="P9">MEN;MENSAJE;1</text:p>
      <text:p text:style-name="P9">MYL;MENSAJE Y LEY;1</text:p>
      <text:p text:style-name="P9">RES;RESOLUCION;0</text:p>
      <text:p text:style-name="P1"><text:line-break/></text:p>
      <text:p text:style-name="P21">Listado de Nuevos Archivos:</text:p>
      <text:p text:style-name="Text_20_body"/>
      <text:p text:style-name="P17">NINGUNO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8:53:56.607550471</meta:creation-date>
    <dc:date>2015-05-05T01:57:43.125911536</dc:date>
    <meta:editing-duration>PT6H5M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6" meta:paragraph-count="342" meta:word-count="2608" meta:character-count="22818" meta:non-whitespace-character-count="20451"/>
  </office:meta>
</office:document-meta>
</file>